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200000169000000FD9C69EB90.eps" manifest:media-type=""/>
  <manifest:file-entry manifest:full-path="Pictures/2000000200000169000000FD8C577D6F.eps" manifest:media-type=""/>
  <manifest:file-entry manifest:full-path="Pictures/2000000200000169000000FD8BFC3697.eps" manifest:media-type=""/>
  <manifest:file-entry manifest:full-path="Pictures/2000000200000169000000FD9FA2EEEF.eps"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ize="12pt" style:text-underline-style="none" fo:font-weight="normal" style:font-size-asian="10.5pt" style:font-weight-asian="normal" style:font-size-complex="12pt" style:font-weight-complex="normal"/>
    </style:style>
    <style:style style:name="P5" style:family="paragraph" style:parent-style-name="Standard">
      <style:text-properties fo:font-size="12pt" style:text-underline-style="none" fo:font-weight="bold" style:font-size-asian="10.5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8398in" svg:y="0.4929in" svg:width="5.0138in" svg:height="3.5138in" draw:z-index="0"><draw:image xlink:href="Pictures/2000000200000169000000FD9FA2EEEF.eps" xlink:type="simple" xlink:show="embed" xlink:actuate="onLoad"/></draw:frame><draw:frame draw:style-name="fr1" draw:name="graphics2" text:anchor-type="paragraph" svg:x="0.7563in" svg:y="4.4583in" svg:width="5.0138in" svg:height="3.5138in" draw:z-index="1"><draw:image xlink:href="Pictures/2000000200000169000000FD8BFC3697.eps" xlink:type="simple" xlink:show="embed" xlink:actuate="onLoad"/></draw:frame>Exercise 1</text:p>
      <text:p text:style-name="Standard"/>
      <text:p text:style-name="Standard"><text:span text:style-name="T1">Question 1:</text:span> The rate at which the packets are received at node 1 converges to a constant value of around 500kbytes/s which equals the maximum download speed of 4Mbit/s. The little hills on top of the download rate can be explained by the inaccuracy of the perl visualization script.</text:p>
      <text:p text:style-name="Standard"/>
      <text:p text:style-name="Standard"><text:span text:style-name="T1">Question 2:</text:span> In the beginning of the TCP transfer the slow start is observed. When the UDP transmission kicks in, a significant drop in TCP throughput is observed. This is caused by the upload bandwidth limitation of the cable modem: TCP sends an acknowledgement for each received packet but the upload line is congested with UDP traffic as can be seen on the figure above. TCP throughput drops because acknowledgements are lost due to the overloaded buffer. After the loss of these acknowledgements the slow start mechanism of TCP will kick in again. </text:p>
      <text:p text:style-name="Standard"/>
      <text:p text:style-name="Standard"><text:span text:style-name="T1">Question 3:</text:span> the acknowledgements of the TCP connection can then be transferred. If the assigned bandwidth for TCP is large enough to transfer the acknowledgements without congesting the buffer, <text:soft-page-break/>the TCP throughput will sustain its maximum value. The UDP throughput will adapt to the assigned bandwidth. <text:s/></text:p>
      <text:p text:style-name="Standard"><text:span text:style-name="T1">Question 4:</text:span> If we take the case where the 100 Mbit uplinks and downlinks are preserved, the traffic will be even more distorted. Because a bigger packet loss rate occurs at the buffers even more TCP acknowledgements will be discarded which results in a lower TCP throughput. UDP throughput also drops </text:p>
      <text:p text:style-name="Standard"/>
      <text:p text:style-name="Standard"><draw:frame draw:style-name="fr1" draw:name="graphics3" text:anchor-type="paragraph" svg:x="0.9992in" svg:y="0.3307in" svg:width="5.0138in" svg:height="3.5138in" draw:z-index="2"><draw:image xlink:href="Pictures/2000000200000169000000FD9C69EB90.eps" xlink:type="simple" xlink:show="embed" xlink:actuate="onLoad"/></draw:frame></text:p>
      <text:p text:style-name="Standard"><text:span text:style-name="T1">Question 5: </text:span>The TCP throughput doesn't drop that much as the situation where the rate of sending UDP packets isn't limited to 30kbytes/s. Although TCP experiences some jitter as it needs a higher bandwidth to transmit all its acknowledgements immediately. A possible solution to this jitter would be to increase TCP packet size and by this reduce the acknowledgement rate which leads to a maximum use of the 4 Mbit bandwidth.</text:p>
      <text:p text:style-name="Standard"/>
      <text:p text:style-name="P3">Question 6: </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2"><text:soft-page-break/>Exercise 2</text:p>
      <text:p text:style-name="P5"><draw:frame draw:style-name="fr1" draw:name="graphics4" text:anchor-type="paragraph" svg:x="0.2634in" svg:y="0.0201in" svg:width="5.0138in" svg:height="3.5138in" draw:z-index="3"><draw:image xlink:href="Pictures/2000000200000169000000FD8C577D6F.eps" xlink:type="simple" xlink:show="embed" xlink:actuate="onLoad"/></draw:frame></text:p>
      <text:p text:style-name="P5">Question 1:</text:p>
      <text:p text:style-name="P4">From the graph we can see that when the web traffic bursts start at 5.0 s, the long lasting ftp application does not immediately experience a drop in throughput. This is due to the slow start mechanism of the TCP connection which only reaches the maximum throughput at around 6.0s. The burst of HTTP requests will cause congestion which results in retransmission of dropped packets. We can see this on the graph where the burst traffic lasts until 8.0 s instead of 7.0 s. The bursts of HTTP traffic beginning on 10.0 s and 15.0 s can be analyzed analogously.</text:p>
      <text:p text:style-name="P4"/>
      <text:p text:style-name="P4"/>
      <text:p text:style-name="P1">Gnuplot:</text:p>
      <text:p text:style-name="Standard">set terminal postscript eps enhanced colour dashed lw 1 "Helvetica" 14 </text:p>
      <text:p text:style-name="Standard">set output "Question5.eps" </text:p>
      <text:p text:style-name="Standard">plot "./ThroughputTCP" w l, "./ThroughputUDP" w l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nout Devos</meta:initial-creator>
    <meta:creation-date>2014-03-31T16:30:56</meta:creation-date>
    <dc:date>2014-04-08T14:15:01</dc:date>
    <meta:editing-duration>PT1H30M31S</meta:editing-duration>
    <meta:editing-cycles>7</meta:editing-cycles>
    <meta:generator>LibreOffice/3.5$Linux_x86 LibreOffice_project/350m1$Build-2</meta:generator>
    <meta:document-statistic meta:table-count="0" meta:image-count="4" meta:object-count="0" meta:page-count="4" meta:paragraph-count="14" meta:word-count="440" meta:character-count="2619" meta:non-whitespace-character-count="2185"/>
  </office:meta>
</office:document-meta>
</file>